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5625in" fo:margin-left="2.0458in" table:align="left"/>
    </style:style>
    <style:style style:name="Table1.A" style:family="table-column">
      <style:table-column-properties style:column-width="1.5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625in" fo:margin-left="2.0667in" table:align="left"/>
    </style:style>
    <style:style style:name="Table2.A" style:family="table-column">
      <style:table-column-properties style:column-width="1.56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6ad6"/>
    </style:style>
    <style:style style:name="P2" style:family="paragraph" style:parent-style-name="Table_20_Contents">
      <style:text-properties officeooo:rsid="001c6ad6" officeooo:paragraph-rsid="001c6ad6"/>
    </style:style>
    <style:style style:name="P3" style:family="paragraph">
      <style:paragraph-properties fo:text-align="center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Circle</text:p>
          </table:table-cell>
        </table:table-row>
        <table:table-row>
          <table:table-cell table:style-name="Table1.A2" office:value-type="string">
            <text:p text:style-name="P2">+$radius : int</text:p>
            <text:p text:style-name="P2">+$color : string</text:p>
          </table:table-cell>
        </table:table-row>
        <table:table-row>
          <table:table-cell table:style-name="Table1.A2" office:value-type="string">
            <text:p text:style-name="P2">+setRadius()</text:p>
            <text:p text:style-name="P2">+setColor()</text:p>
            <text:p text:style-name="P2">+getRadius()</text:p>
            <text:p text:style-name="P2">+getColor()</text:p>
            <text:p text:style-name="P2">+calculatePerimeter()</text:p>
            <text:p text:style-name="P2"><draw:line text:anchor-type="paragraph" draw:z-index="0" draw:name="Shape1" draw:style-name="gr1" draw:text-style-name="P3" svg:x1="0.7in" svg:y1="0.6327in" svg:x2="0.7102in" svg:y2="0.2264in"><text:p/></draw:line>+calculateArea()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Cylinder</text:p>
          </table:table-cell>
        </table:table-row>
        <table:table-row>
          <table:table-cell table:style-name="Table2.A2" office:value-type="string">
            <text:p text:style-name="P2">+$height : int</text:p>
          </table:table-cell>
        </table:table-row>
        <table:table-row>
          <table:table-cell table:style-name="Table2.A2" office:value-type="string">
            <text:p text:style-name="P2">+calculateArea()</text:p>
            <text:p text:style-name="P2">+calculateVolume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8:46:52.534355379</meta:creation-date>
    <dc:date>2020-04-10T18:20:53.309210089</dc:date>
    <meta:editing-duration>PT1M15S</meta:editing-duration>
    <meta:editing-cycles>1</meta:editing-cycles>
    <meta:document-statistic meta:table-count="2" meta:image-count="0" meta:object-count="0" meta:page-count="1" meta:paragraph-count="13" meta:word-count="19" meta:character-count="175" meta:non-whitespace-character-count="169"/>
    <meta:generator>LibreOffice/6.0.7.3$Linux_X86_64 LibreOffice_project/00m0$Build-3</meta:generator>
  </office:meta>
</office:document-meta>
</file>